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khan" svg:font-family="Likhan" style:font-pitch="variable"/>
    <style:font-face style:name="Padauk" svg:font-family="Padauk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7.1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602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paragraph-rsid="0002c6f9"/>
    </style:style>
    <style:style style:name="P4" style:family="paragraph" style:parent-style-name="Heading_20_2" style:list-style-name="">
      <style:paragraph-properties fo:text-align="center" style:justify-single-word="false"/>
      <style:text-properties style:font-name="Lato Light"/>
    </style:style>
    <style:style style:name="P5" style:family="paragraph" style:parent-style-name="Heading_20_2">
      <style:paragraph-properties fo:text-align="center" style:justify-single-word="false" fo:break-before="page"/>
      <style:text-properties style:font-name="Lato Light"/>
    </style:style>
    <style:style style:name="P6" style:family="paragraph" style:parent-style-name="Heading_20_2">
      <style:paragraph-properties fo:text-align="center" style:justify-single-word="false" fo:break-before="page"/>
      <style:text-properties style:font-name="Lato Light" officeooo:paragraph-rsid="0002c6f9"/>
    </style:style>
    <style:style style:name="P7" style:family="paragraph" style:parent-style-name="Heading_20_3" style:list-style-name=""/>
    <style:style style:name="P8" style:family="paragraph" style:parent-style-name="Heading_20_3">
      <style:text-properties style:font-name="Lato Light"/>
    </style:style>
    <style:style style:name="P9" style:family="paragraph" style:parent-style-name="Heading_20_3" style:list-style-name="">
      <style:text-properties style:font-name="Lato Light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3">
      <style:paragraph-properties fo:break-before="page"/>
      <style:text-properties style:font-name="Lato Light"/>
    </style:style>
    <style:style style:name="P12" style:family="paragraph" style:parent-style-name="Standard">
      <style:text-properties style:font-name="Lato Light"/>
    </style:style>
    <style:style style:name="P13" style:family="paragraph" style:parent-style-name="Standard">
      <style:text-properties style:font-name="Lato Light" fo:font-weight="bold" style:font-weight-asian="bold" style:font-weight-complex="bold"/>
    </style:style>
    <style:style style:name="P14" style:family="paragraph" style:parent-style-name="Standard" style:list-style-name="L1">
      <style:text-properties style:font-name="Lato Light"/>
    </style:style>
    <style:style style:name="P15" style:family="paragraph" style:parent-style-name="Standard" style:list-style-name="L1">
      <style:text-properties style:font-name="Lato Light" officeooo:paragraph-rsid="00059986"/>
    </style:style>
    <style:style style:name="P16" style:family="paragraph" style:parent-style-name="Standard" style:list-style-name="L2">
      <style:text-properties style:font-name="Lato Light"/>
    </style:style>
    <style:style style:name="P17" style:family="paragraph" style:parent-style-name="Standard" style:list-style-name="L3">
      <style:text-properties style:font-name="Lato Light"/>
    </style:style>
    <style:style style:name="P18" style:family="paragraph" style:parent-style-name="Standard" style:list-style-name="L4">
      <style:text-properties style:font-name="Lato Light"/>
    </style:style>
    <style:style style:name="P19" style:family="paragraph" style:parent-style-name="Standard">
      <style:text-properties style:font-name="Lato Light" officeooo:paragraph-rsid="0007ba77"/>
    </style:style>
    <style:style style:name="P20" style:family="paragraph" style:parent-style-name="Standard" style:list-style-name="L5">
      <style:text-properties style:font-name="Lato Light"/>
    </style:style>
    <style:style style:name="P21" style:family="paragraph" style:parent-style-name="Standard">
      <style:text-properties style:font-name="Lato Light" officeooo:rsid="0007ba77" officeooo:paragraph-rsid="0007ba77"/>
    </style:style>
    <style:style style:name="P22" style:family="paragraph" style:parent-style-name="Standard" style:list-style-name="L6">
      <style:text-properties style:font-name="Lato Light"/>
    </style:style>
    <style:style style:name="P23" style:family="paragraph" style:parent-style-name="Standard" style:list-style-name="L7">
      <style:text-properties style:font-name="Lato Light"/>
    </style:style>
    <style:style style:name="P24" style:family="paragraph" style:parent-style-name="Standard" style:list-style-name="L8">
      <style:text-properties style:font-name="Lato Light"/>
    </style:style>
    <style:style style:name="P25" style:family="paragraph" style:parent-style-name="Standard" style:list-style-name="L8">
      <style:text-properties style:font-name="Lato Light" officeooo:paragraph-rsid="000a26f6"/>
    </style:style>
    <style:style style:name="P26" style:family="paragraph" style:parent-style-name="Standard">
      <style:text-properties style:font-name="Lato Light" officeooo:paragraph-rsid="000a26f6"/>
    </style:style>
    <style:style style:name="P27" style:family="paragraph" style:parent-style-name="Standard" style:list-style-name="L8">
      <style:text-properties style:font-name="Lato Light" fo:language="zxx" fo:country="none" style:language-asian="zxx" style:country-asian="none" style:language-complex="zxx" style:country-complex="none"/>
    </style:style>
    <style:style style:name="P28" style:family="paragraph" style:parent-style-name="Standard" style:list-style-name="L9">
      <style:text-properties style:font-name="Lato Ligh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ba77" style:font-weight-asian="bold" style:font-weight-complex="bold"/>
    </style:style>
    <style:style style:name="T3" style:family="text">
      <style:text-properties officeooo:rsid="0007ba77"/>
    </style:style>
    <style:style style:name="T4" style:family="text">
      <style:text-properties officeooo:rsid="0007c049"/>
    </style:style>
    <style:style style:name="T5" style:family="text">
      <style:text-properties style:font-name="Lato"/>
    </style:style>
    <style:style style:name="T6" style:family="text">
      <style:text-properties style:font-name="Lato" fo:font-weight="bold" style:font-weight-asian="bold" style:font-weight-complex="bold"/>
    </style:style>
    <style:style style:name="T7" style:family="text">
      <style:text-properties style:font-name="Lato" fo:font-weight="bold" officeooo:rsid="0007ba77" style:font-weight-asian="bold" style:font-weight-complex="bold"/>
    </style:style>
    <style:style style:name="T8" style:family="text">
      <style:text-properties style:font-name="Lato Medium1"/>
    </style:style>
    <style:style style:name="T9" style:family="text">
      <style:text-properties style:font-name="Lato Medium1" fo:font-weight="bold" style:font-weight-asian="bold" style:font-weight-complex="bold"/>
    </style:style>
    <style:style style:name="T10" style:family="text">
      <style:text-properties style:font-name="Lato Medium1" fo:font-weight="bold" officeooo:rsid="0007ba77" style:font-weight-asian="bold" style:font-weight-complex="bold"/>
    </style:style>
    <style:style style:name="T11" style:family="text">
      <style:text-properties style:font-name="Lato Light"/>
    </style:style>
    <style:style style:name="T12" style:family="text">
      <style:text-properties style:font-name="Lato Light" fo:font-weight="bold" style:font-weight-asian="bold" style:font-weight-complex="bold"/>
    </style:style>
    <style:style style:name="T13" style:family="text">
      <style:text-properties style:font-name="Lato Light" fo:font-weight="bold" officeooo:rsid="0007ba77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<text:span text:style-name="T11">Curso sobre Arquitectura de Microservicios y Spring Boot</text:span></text:p>
      <text:p text:style-name="Text_20_body"><text:span text:style-name="T11"/></text:p>
      <text:p text:style-name="Text_20_body"><text:span text:style-name="T11"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105_3128843355" text:style-name="Index_20_Link" text:visited-style-name="Index_20_Link"><text:tab/>1</text:a></text:p>
          <text:p text:style-name="P1"><text:a xlink:type="simple" xlink:href="#__RefHeading___Toc107_3128843355" text:style-name="Index_20_Link" text:visited-style-name="Index_20_Link">Módulo 1: Introducción a la Arquitectura de Microservicios<text:tab/>2</text:a></text:p>
          <text:p text:style-name="P2"><text:a xlink:type="simple" xlink:href="#__RefHeading___Toc109_3128843355" text:style-name="Index_20_Link" text:visited-style-name="Index_20_Link">1.1: Qué son los Microservicios<text:tab/>2</text:a></text:p>
          <text:p text:style-name="P2"><text:a xlink:type="simple" xlink:href="#__RefHeading___Toc111_3128843355" text:style-name="Index_20_Link" text:visited-style-name="Index_20_Link">1.2: Principios y Características de los Microservicios<text:tab/>3</text:a></text:p>
          <text:p text:style-name="P2"><text:a xlink:type="simple" xlink:href="#__RefHeading___Toc113_3128843355" text:style-name="Index_20_Link" text:visited-style-name="Index_20_Link">1.3: Comparación con la Arquitectura Monolítica<text:tab/>4</text:a></text:p>
          <text:p text:style-name="P1"><text:a xlink:type="simple" xlink:href="#__RefHeading___Toc115_3128843355" text:style-name="Index_20_Link" text:visited-style-name="Index_20_Link"><text:s/>Módulo 2: Fundamentos de Spring Boot<text:tab/>5</text:a></text:p>
          <text:p text:style-name="P2"><text:a xlink:type="simple" xlink:href="#__RefHeading___Toc117_3128843355" text:style-name="Index_20_Link" text:visited-style-name="Index_20_Link">2.1: Introducción a Spring Boot<text:tab/>5</text:a></text:p>
          <text:p text:style-name="P2"><text:a xlink:type="simple" xlink:href="#__RefHeading___Toc119_3128843355" text:style-name="Index_20_Link" text:visited-style-name="Index_20_Link">2.2: Configuración y Convenciones en Spring Boot<text:tab/>6</text:a></text:p>
          <text:p text:style-name="P2"><text:a xlink:type="simple" xlink:href="#__RefHeading___Toc121_3128843355" text:style-name="Index_20_Link" text:visited-style-name="Index_20_Link">2.3: Creación de un Proyecto Spring Boot<text:tab/>6</text:a></text:p>
          <text:p text:style-name="P1"><text:a xlink:type="simple" xlink:href="#__RefHeading___Toc123_3128843355" text:style-name="Index_20_Link" text:visited-style-name="Index_20_Link"><text:s/>Módulo 3: Desarrollo de Microservicios con Spring Boot<text:tab/>8</text:a></text:p>
          <text:p text:style-name="P2"><text:a xlink:type="simple" xlink:href="#__RefHeading___Toc125_3128843355" text:style-name="Index_20_Link" text:visited-style-name="Index_20_Link">3.1: Diseño de Microservicios<text:tab/>8</text:a></text:p>
          <text:p text:style-name="P2"><text:a xlink:type="simple" xlink:href="#__RefHeading___Toc127_3128843355" text:style-name="Index_20_Link" text:visited-style-name="Index_20_Link">3.2: Creación de un Microservicio con Spring Boot<text:tab/>8</text:a></text:p>
          <text:p text:style-name="P2"><text:a xlink:type="simple" xlink:href="#__RefHeading___Toc129_3128843355" text:style-name="Index_20_Link" text:visited-style-name="Index_20_Link">3.3: Comunicación entre Microservicios<text:tab/>8</text:a></text:p>
          <text:p text:style-name="P1"><text:a xlink:type="simple" xlink:href="#__RefHeading___Toc131_3128843355" text:style-name="Index_20_Link" text:visited-style-name="Index_20_Link"><text:s/>Módulo 4: Escalabilidad y Resiliencia<text:tab/>9</text:a></text:p>
          <text:p text:style-name="P2"><text:a xlink:type="simple" xlink:href="#__RefHeading___Toc133_3128843355" text:style-name="Index_20_Link" text:visited-style-name="Index_20_Link">4.1: Escalabilidad en Microservicios<text:tab/>9</text:a></text:p>
          <text:p text:style-name="P2"><text:a xlink:type="simple" xlink:href="#__RefHeading___Toc135_3128843355" text:style-name="Index_20_Link" text:visited-style-name="Index_20_Link">4.2: Tolerancia a Fallos y Resiliencia<text:tab/>9</text:a></text:p>
          <text:p text:style-name="P1"><text:a xlink:type="simple" xlink:href="#__RefHeading___Toc137_3128843355" text:style-name="Index_20_Link" text:visited-style-name="Index_20_Link"><text:s/>Módulo 5: Seguridad y Gestión<text:tab/>10</text:a></text:p>
          <text:p text:style-name="P2"><text:a xlink:type="simple" xlink:href="#__RefHeading___Toc139_3128843355" text:style-name="Index_20_Link" text:visited-style-name="Index_20_Link">5.1: Seguridad en Microservicios<text:tab/>10</text:a></text:p>
          <text:p text:style-name="P2"><text:a xlink:type="simple" xlink:href="#__RefHeading___Toc141_3128843355" text:style-name="Index_20_Link" text:visited-style-name="Index_20_Link">5.2: Monitorización y Gestión de Microservicios<text:tab/>10</text:a></text:p>
          <text:p text:style-name="P1"><text:a xlink:type="simple" xlink:href="#__RefHeading___Toc143_3128843355" text:style-name="Index_20_Link" text:visited-style-name="Index_20_Link"><text:s/>Módulo 6: Despliegue y Orquestación<text:tab/>11</text:a></text:p>
          <text:p text:style-name="P2"><text:a xlink:type="simple" xlink:href="#__RefHeading___Toc145_3128843355" text:style-name="Index_20_Link" text:visited-style-name="Index_20_Link">6.1: Despliegue de Microservicios<text:tab/>11</text:a></text:p>
          <text:p text:style-name="P2"><text:a xlink:type="simple" xlink:href="#__RefHeading___Toc147_3128843355" text:style-name="Index_20_Link" text:visited-style-name="Index_20_Link">6.2: Orquestación de Microservicios<text:tab/>11</text:a></text:p>
          <text:p text:style-name="P1"><text:a xlink:type="simple" xlink:href="#__RefHeading___Toc149_3128843355" text:style-name="Index_20_Link" text:visited-style-name="Index_20_Link"><text:s/>Módulo 7: Pruebas y TDD en Microservicios<text:tab/>12</text:a></text:p>
          <text:p text:style-name="P2"><text:a xlink:type="simple" xlink:href="#__RefHeading___Toc151_3128843355" text:style-name="Index_20_Link" text:visited-style-name="Index_20_Link">7.1: Estrategias de Pruebas en Microservicios<text:tab/>12</text:a></text:p>
          <text:p text:style-name="P2"><text:a xlink:type="simple" xlink:href="#__RefHeading___Toc153_3128843355" text:style-name="Index_20_Link" text:visited-style-name="Index_20_Link">7.2: Desarrollo Guiado por Pruebas (TDD)<text:tab/>12</text:a></text:p>
          <text:p text:style-name="P1"><text:a xlink:type="simple" xlink:href="#__RefHeading___Toc155_3128843355" text:style-name="Index_20_Link" text:visited-style-name="Index_20_Link"><text:s/>Módulo 8: Caso Práctico<text:tab/>13</text:a></text:p>
          <text:p text:style-name="P2"><text:a xlink:type="simple" xlink:href="#__RefHeading___Toc157_3128843355" text:style-name="Index_20_Link" text:visited-style-name="Index_20_Link">8.1: Desarrollo de una Aplicación Completa<text:tab/>13</text:a></text:p>
          <text:p text:style-name="P1"><text:a xlink:type="simple" xlink:href="#__RefHeading___Toc159_3128843355" text:style-name="Index_20_Link" text:visited-style-name="Index_20_Link"><text:s/>Módulo 9: Consideraciones Finales y Recursos Adicionales<text:tab/>14</text:a></text:p>
          <text:p text:style-name="P2"><text:a xlink:type="simple" xlink:href="#__RefHeading___Toc161_3128843355" text:style-name="Index_20_Link" text:visited-style-name="Index_20_Link">9.1: Mejores Prácticas y Recomendaciones Finales<text:tab/>14</text:a></text:p>
          <text:p text:style-name="P2"><text:a xlink:type="simple" xlink:href="#__RefHeading___Toc163_3128843355" text:style-name="Index_20_Link" text:visited-style-name="Index_20_Link">9.2: Recursos Adicionales<text:tab/>14</text:a></text:p>
        </text:index-body>
      </text:table-of-content>
      <text:p text:style-name="Standard"/>
      <text:p text:style-name="Standard"/>
      <text:p text:style-name="Standard"/>
      <text:h text:style-name="P3" text:outline-level="2"><text:bookmark-start text:name="__RefHeading___Toc105_3128843355"/><text:s text:c="2"/><text:bookmark-end text:name="__RefHeading___Toc105_3128843355"/></text:h>
      <text:h text:style-name="P6" text:outline-level="2"><text:bookmark-start text:name="__RefHeading___Toc107_3128843355"/>Módulo 1: Introducción a la Arquitectura de Microservicios<text:bookmark-end text:name="__RefHeading___Toc107_3128843355"/></text:h>
      <text:p text:style-name="P12"/>
      <text:p text:style-name="P12"/>
      <text:h text:style-name="P8" text:outline-level="3"><text:bookmark-start text:name="__RefHeading___Toc109_3128843355"/>1.1: Qué son los Microservicios<text:bookmark-end text:name="__RefHeading___Toc109_3128843355"/></text:h>
      <text:p text:style-name="Text_20_body"><text:span text:style-name="T11"/></text:p>
      <text:p text:style-name="P12">Los microservicios son una arquitectura de desarrollo de software que se basa en el principio de construir aplicaciones como un conjunto de servicios pequeños e independientes, cada uno enfocado en una funcionalidad específica. Cada microservicio es una unidad autónoma que puede desarrollarse, desplegarse y escalar de forma independiente. Estos servicios se comunican entre sí a través de interfaces bien definidas, generalmente a través de APIs (Application Programming Interfaces).</text:p>
      <text:p text:style-name="P12"/>
      <text:p text:style-name="P13">Conceptos Clave:</text:p>
      <text:p text:style-name="P12"/>
      <text:p text:style-name="P12">- <text:span text:style-name="T1">Descomposición en Servicios Pequeños</text:span>: En lugar de construir una aplicación monolítica grande, los microservicios implican dividir la funcionalidad en servicios más pequeños e independientes.</text:p>
      <text:p text:style-name="P12">- <text:span text:style-name="T1">Independencia Tecnológica</text:span>: Cada microservicio puede ser desarrollado y desplegado utilizando diferentes tecnologías y frameworks, siempre que cumpla con la interfaz de comunicación definida.</text:p>
      <text:p text:style-name="P12">- <text:span text:style-name="T1">Comunicación a través de APIs</text:span>: Los microservicios se comunican entre sí a través de APIs bien definidas. Esto permite la interoperabilidad y la integración eficaz entre los servicios.</text:p>
      <text:p text:style-name="P12"/>
      <text:p text:style-name="P12"><text:span text:style-name="T1">Ventajas</text:span>:</text:p>
      <text:p text:style-name="P12"/>
      <text:p text:style-name="P12">- <text:span text:style-name="T1">Escalabilidad y Despliegue Independiente</text:span>: Los microservicios se pueden escalar y desplegar de forma independiente, lo que mejora la escalabilidad y la eficiencia operativa.</text:p>
      <text:p text:style-name="P12">- <text:span text:style-name="T1">Facilidad para Implementar Nuevas Características</text:span>: Al estar divididos en servicios pequeños, es más fácil implementar nuevas funcionalidades y realizar actualizaciones sin afectar al sistema en su totalidad.</text:p>
      <text:p text:style-name="P12">- <text:span text:style-name="T1">Resistencia a Fallos Localizada</text:span>: Si un microservicio falla, no afecta a los demás, lo que mejora la tolerancia a fallos y la resiliencia del sistema.</text:p>
      <text:p text:style-name="P12"/>
      <text:p text:style-name="P12"><text:span text:style-name="T1">Desventajas</text:span>:</text:p>
      <text:p text:style-name="P12"/>
      <text:p text:style-name="P12">- <text:span text:style-name="T1">Complejidad en la Gestión</text:span>: La gestión de múltiples microservicios puede volverse compleja en comparación con una aplicación monolítica.</text:p>
      <text:p text:style-name="P12">- <text:span text:style-name="T1">Problemas de Consistencia y Transacciones Distribuidas</text:span>: Mantener la consistencia en un entorno distribuido puede ser un desafío, especialmente en operaciones que requieren transacciones distribuidas.</text:p>
      <text:p text:style-name="P12"/>
      <text:p text:style-name="P12"/>
      <text:p text:style-name="Standard"/>
      <text:p text:style-name="Standard"/>
      <text:h text:style-name="P7" text:outline-level="3"/>
      <text:h text:style-name="P11" text:outline-level="3"><text:bookmark-start text:name="__RefHeading___Toc111_3128843355"/>1.2: Principios y Características de los Microservicios<text:bookmark-end text:name="__RefHeading___Toc111_3128843355"/></text:h>
      <text:p text:style-name="Text_20_body"><text:span text:style-name="T11"/></text:p>
      <text:p text:style-name="P13">Descomposición en Servicios Pequeños y Autónomos</text:p>
      <text:p text:style-name="P12">Los microservicios están diseñados para ser pequeños y enfocados en una funcionalidad específica del sistema. Este enfoque permite la independencia y la autonomía de cada microservicio. Cada uno puede ser desarrollado, desplegado y escalado de forma independiente, sin depender de otros servicios.</text:p>
      <text:p text:style-name="P12"/>
      <text:p text:style-name="P13">Independencia Tecnológica</text:p>
      <text:p text:style-name="P12">Cada microservicio tiene su propio conjunto de tecnologías y herramientas que mejor se adaptan a su funcionalidad y requisitos. Esto significa que puedes elegir la tecnología más adecuada para cada servicio, facilitando la adopción de nuevas tecnologías y la actualización de las existentes sin afectar a otros componentes del sistema.</text:p>
      <text:p text:style-name="P12"/>
      <text:p text:style-name="P13">Comunicación a través de APIs</text:p>
      <text:p text:style-name="P12">La comunicación entre microservicios se basa en APIs bien definidas, generalmente utilizando protocolos como HTTP/REST. Estas APIs proporcionan una interfaz estandarizada para que los servicios se comuniquen entre sí. Esto facilita la interoperabilidad y la integración de nuevos servicios.</text:p>
      <text:p text:style-name="P12"/>
      <text:p text:style-name="P13">Descentralización y Autonomía</text:p>
      <text:p text:style-name="P12">Cada microservicio es autónomo y puede ser desarrollado, desplegado y gestionado por equipos diferentes. Esto promueve la descentralización y la responsabilidad específica de cada equipo sobre su propio servicio, lo que conduce a una mayor agilidad y eficiencia en el desarrollo y el despliegue.</text:p>
      <text:p text:style-name="P12"/>
      <text:p text:style-name="P13">Orientados al Dominio de Negocio</text:p>
      <text:p text:style-name="P12">Los microservicios están diseñados para reflejar la estructura de dominio del negocio. Cada servicio debe ser responsable de una parte específica del negocio, lo que mejora la comprensión y la gestión de la aplicación en función de las áreas de dominio.</text:p>
      <text:p text:style-name="P12"/>
      <text:p text:style-name="P13">Escalabilidad y Resiliencia</text:p>
      <text:p text:style-name="P12">Dado que cada microservicio es independiente, es posible escalarlos de forma individual según la demanda. Esto permite una mejor optimización de recursos y una mayor eficiencia en el uso de la infraestructura. Además, la autonomía de cada servicio mejora la resiliencia del sistema ante fallos locales.</text:p>
      <text:p text:style-name="P12"/>
      <text:p text:style-name="P12"/>
      <text:p text:style-name="P12"/>
      <text:p text:style-name="P12"/>
      <text:h text:style-name="P9" text:outline-level="3"/>
      <text:h text:style-name="P10" text:outline-level="3"><text:bookmark-start text:name="__RefHeading___Toc113_3128843355"/><text:span text:style-name="T11">1.3: Comparación con la Arquitectura Monolítica</text:span><text:bookmark-end text:name="__RefHeading___Toc113_3128843355"/></text:h>
      <text:p text:style-name="P13">Diferencias Clave</text:p>
      <text:p text:style-name="P13"/>
      <text:p text:style-name="P13">1. Arquitectura Monolítica:</text:p>
      <text:list xml:id="list2343644673" text:style-name="L1">
        <text:list-item>
          <text:p text:style-name="P15">Es un enfoque tradicional donde toda la aplicación se desarrolla como un solo sistema.</text:p>
        </text:list-item>
        <text:list-item>
          <text:p text:style-name="P14">La aplicación se compone de un único código fuente y se implementa como una única unidad.</text:p>
        </text:list-item>
        <text:list-item>
          <text:p text:style-name="P14">Cualquier cambio en la aplicación generalmente requiere volver a implementar la aplicación completa.</text:p>
        </text:list-item>
        <text:list-item>
          <text:p text:style-name="P14">Menor escalabilidad y flexibilidad en la adopción de nuevas tecnologías.</text:p>
        </text:list-item>
      </text:list>
      <text:p text:style-name="P12"/>
      <text:p text:style-name="P13">2. Microservicios:</text:p>
      <text:list xml:id="list351857291" text:style-name="L2">
        <text:list-item>
          <text:p text:style-name="P16">La aplicación se divide en componentes pequeños, independientes y autónomos llamados microservicios.</text:p>
        </text:list-item>
        <text:list-item>
          <text:p text:style-name="P16">Cada microservicio tiene su propio código fuente, base de datos y puede ser implementado y escalado de forma independiente.</text:p>
        </text:list-item>
        <text:list-item>
          <text:p text:style-name="P16">Permite actualizaciones y despliegues más rápidos, ya que solo los microservicios afectados deben actualizarse.</text:p>
        </text:list-item>
        <text:list-item>
          <text:p text:style-name="P16">Mayor escalabilidad y flexibilidad para adoptar diferentes tecnologías en cada microservicio.</text:p>
        </text:list-item>
      </text:list>
      <text:p text:style-name="P12"/>
      <text:p text:style-name="P13">Casos de Uso</text:p>
      <text:p text:style-name="P13"/>
      <text:p text:style-name="P13">Arquitectura Monolítica:</text:p>
      <text:list xml:id="list1222902678" text:style-name="L3">
        <text:list-item>
          <text:p text:style-name="P17">Es adecuada para aplicaciones simples o prototipos.</text:p>
        </text:list-item>
        <text:list-item>
          <text:p text:style-name="P17">Aplicaciones que no requieren una escalabilidad inmediata y pueden funcionar bien con un solo sistema.</text:p>
        </text:list-item>
      </text:list>
      <text:p text:style-name="P13">Microservicios:</text:p>
      <text:list xml:id="list3275749716" text:style-name="L4">
        <text:list-item>
          <text:p text:style-name="P18">Aplicaciones complejas y escalables.</text:p>
        </text:list-item>
        <text:list-item>
          <text:p text:style-name="P18">Aplicaciones donde la independencia tecnológica es esencial.</text:p>
        </text:list-item>
        <text:list-item>
          <text:p text:style-name="P18">Equipos de desarrollo distribuidos que necesitan trabajar de forma independiente en diferentes partes de la aplicación.</text:p>
        </text:list-item>
      </text:list>
      <text:p text:style-name="P12"/>
      <text:p text:style-name="P13">Elección del Enfoque</text:p>
      <text:p text:style-name="P12">La elección entre la arquitectura monolítica y los microservicios depende de varios factores, incluyendo:</text:p>
      <text:p text:style-name="P12"/>
      <text:p text:style-name="P12"><text:span text:style-name="T1">- Complejidad del Proyecto</text:span>: Proyectos más complejos suelen beneficiarse de la arquitectura de microservicios.</text:p>
      <text:p text:style-name="P12"><text:span text:style-name="T1">- Escalabilidad Requerida</text:span>: Si se espera un crecimiento rápido o es necesario escalar partes específicas de la aplicación, los microservicios son una buena elección.</text:p>
      <text:p text:style-name="P12"><text:span text:style-name="T1">- Equipo y Organización</text:span>: La habilidad del equipo y la estructura organizativa también juegan un papel importante en la elección del enfoque.</text:p>
      <text:p text:style-name="P12"/>
      <text:p text:style-name="P13">Consideraciones Finales</text:p>
      <text:p text:style-name="P12">Los microservicios no son una solución única para todos los problemas. Es importante evaluar cuidadosamente las necesidades y requisitos del proyecto antes de decidir qué tipo de arquitectura utilizar. En muchos casos, una combinación de enfoques puede ser la mejor solución.</text:p>
      <text:h text:style-name="P5" text:outline-level="2"><text:bookmark-start text:name="__RefHeading___Toc115_3128843355"/><text:s text:c="2"/>Módulo 2: Fundamentos de Spring Boot<text:bookmark-end text:name="__RefHeading___Toc115_3128843355"/></text:h>
      <text:p text:style-name="P12"/>
      <text:h text:style-name="P8" text:outline-level="3"><text:bookmark-start text:name="__RefHeading___Toc117_3128843355"/>2.1: Introducción a Spring Boot<text:bookmark-end text:name="__RefHeading___Toc117_3128843355"/></text:h>
      <text:p text:style-name="P12"><text:span text:style-name="T1">Spring Framework</text:span> es un framework de aplicación Java ampliamente utilizado que proporciona una estructura integral para el desarrollo de aplicaciones empresariales. Ayuda a construir aplicaciones sólidas y escalables utilizando Java.</text:p>
      <text:p text:style-name="P12"/>
      <text:p text:style-name="P12"><text:span text:style-name="T1">Spring Boot</text:span>, por otro lado, es un proyecto que se basa en el ecosistema de Spring Framework y proporciona una forma simplificada de crear y configurar nuevas aplicaciones de Spring. Spring Boot se centra en la opinión sobre configuración y la convención sobre configuración para obtener aplicaciones listas para producción de manera más rápida y sencilla.</text:p>
      <text:p text:style-name="P12"/>
      <text:p text:style-name="P12"/>
      <text:p text:style-name="P13">Características Principales de Spring Boot</text:p>
      <text:p text:style-name="P13"/>
      <text:p text:style-name="P13"><text:span text:style-name="T3">1. </text:span>Standalone:</text:p>
      <text:p text:style-name="P12">Las aplicaciones de Spring Boot son autocontenidas y se pueden ejecutar sin requerir una configuración compleja o servidores de aplicaciones externos.</text:p>
      <text:p text:style-name="P12"/>
      <text:p text:style-name="P13"><text:span text:style-name="T3">2. </text:span>Opinión Sobre Configuración:</text:p>
      <text:p text:style-name="P12">Spring Boot proporciona opiniones y configuraciones predeterminadas sensibles, lo que permite comenzar rápidamente sin necesidad de configuración adicional.</text:p>
      <text:p text:style-name="P12"/>
      <text:p text:style-name="P13"><text:span text:style-name="T3">3. </text:span>Producción Lista para Usar:</text:p>
      <text:p text:style-name="P12">Facilita la implementación de aplicaciones en entornos de producción con métricas, salud de la aplicación, información de entorno y más.</text:p>
      <text:p text:style-name="P12"/>
      <text:p text:style-name="P13"><text:span text:style-name="T3">4. </text:span>Integración Sencilla:</text:p>
      <text:p text:style-name="P12">Se integra fácilmente con otras tecnologías y proyectos de Spring, permitiendo aprovechar todo el ecosistema de Spring.</text:p>
      <text:p text:style-name="P12"/>
      <text:p text:style-name="P12"/>
      <text:p text:style-name="P13">Creación de un Proyecto Spring Boot</text:p>
      <text:p text:style-name="P13"/>
      <text:p text:style-name="Standard"><text:span text:style-name="T13">1. </text:span><text:span text:style-name="T12">Spring Initializr</text:span><text:span text:style-name="T11">: Utiliza Spring Initializr (</text:span><text:a xlink:type="simple" xlink:href="https://start.spring.io/" text:style-name="Internet_20_link" text:visited-style-name="Visited_20_Internet_20_Link"><text:span text:style-name="T11">https://start.spring.io/</text:span></text:a><text:span text:style-name="T11">) para generar un proyecto Spring Boot base con las dependencias y configuraciones deseadas.</text:span></text:p>
      <text:p text:style-name="P19"><text:span text:style-name="T2">2. </text:span><text:span text:style-name="T1">Configuración de Dependencias</text:span>: Selecciona las dependencias que necesitas para tu proyecto, como Spring Web, Spring Data JPA, Thymeleaf, etc.</text:p>
      <text:p text:style-name="P12"><text:span text:style-name="T2">3. </text:span><text:span text:style-name="T1">Generación del Proyecto</text:span>: Haz clic en "Generate" para descargar un archivo Zip que contiene tu proyecto inicializado.</text:p>
      <text:p text:style-name="P12"/>
      <text:p text:style-name="P13">Estructura Básica de un Proyecto Spring Boot</text:p>
      <text:p text:style-name="P12"/>
      <text:list xml:id="list2697370467" text:style-name="L5">
        <text:list-item>
          <text:p text:style-name="P20"><text:span text:style-name="T1">src/main/java</text:span>: Contiene las clases de la aplicación.</text:p>
        </text:list-item>
        <text:list-item>
          <text:p text:style-name="P20"><text:span text:style-name="T1">src/main/resources</text:span>: Contiene archivos de configuración y recursos.</text:p>
        </text:list-item>
        <text:list-item>
          <text:p text:style-name="P20"><text:span text:style-name="T1">src/test</text:span>: Contiene pruebas unitarias y de integración.</text:p>
        </text:list-item>
        <text:list-item>
          <text:p text:style-name="P20"><text:span text:style-name="T1">pom.xml (Maven) o build.gradle (Gradle)</text:span>: Archivos de configuración de la construcción del proyecto.</text:p>
        </text:list-item>
      </text:list>
      <text:p text:style-name="P21"/>
      <text:h text:style-name="P11" text:outline-level="3"><text:bookmark-start text:name="__RefHeading___Toc119_3128843355"/>2.2: Configuración y Convenciones en Spring Boot<text:bookmark-end text:name="__RefHeading___Toc119_3128843355"/></text:h>
      <text:p text:style-name="Text_20_body"><text:span text:style-name="T11"/></text:p>
      <text:p text:style-name="P13">Uso de Anotaciones y Configuraciones Automáticas</text:p>
      <text:p text:style-name="P12">Spring Boot simplifica la configuración de aplicaciones mediante el uso de anotaciones y configuraciones automáticas. Estas características permiten a Spring Boot hacer suposiciones inteligentes sobre cómo debe estar configurada tu aplicación.</text:p>
      <text:p text:style-name="P12"/>
      <text:p text:style-name="P12">Anotaciones Importantes en Spring Boot</text:p>
      <text:p text:style-name="P13"><text:span text:style-name="T4">1. </text:span>@SpringBootApplication:</text:p>
      <text:list xml:id="list3732797400" text:style-name="L6">
        <text:list-item>
          <text:p text:style-name="P22">Anotación principal que marca la clase principal de la aplicación Spring Boot.</text:p>
        </text:list-item>
        <text:list-item>
          <text:p text:style-name="P22">Incluye @Configuration, @EnableAutoConfiguration, y @ComponentScan.</text:p>
        </text:list-item>
      </text:list>
      <text:p text:style-name="P13"><text:span text:style-name="T4">2. </text:span>@RestController:</text:p>
      <text:list xml:id="list3768790923" text:style-name="L7">
        <text:list-item>
          <text:p text:style-name="P23">Utilizada en clases para definir un controlador REST que responde a peticiones HTTP.</text:p>
        </text:list-item>
      </text:list>
      <text:p text:style-name="P13"><text:span text:style-name="T4">3. </text:span>@Service, @Repository, @Controller:</text:p>
      <text:list xml:id="list182346284743081" text:continue-numbering="true" text:style-name="L7">
        <text:list-item>
          <text:p text:style-name="P23">Utilizadas para marcar clases que representan servicios, componentes de acceso a datos y controladores respectivamente.</text:p>
        </text:list-item>
      </text:list>
      <text:p text:style-name="P12"/>
      <text:p text:style-name="P12"/>
      <text:p text:style-name="P13">Convenciones para Estructurar una Aplicación Spring Boot</text:p>
      <text:p text:style-name="P12">Spring Boot sigue ciertas convenciones para estructurar las aplicaciones, lo que facilita la comprensión y el mantenimiento del código.</text:p>
      <text:p text:style-name="P12"/>
      <text:p text:style-name="P12">Estructura de Paquetes Típica:</text:p>
      <text:p text:style-name="P12"/>
      <text:list xml:id="list3460734666" text:style-name="L8">
        <text:list-item>
          <text:p text:style-name="P27"><text:span text:style-name="T1">com.example.myapp</text:span>:</text:p>
          <text:list>
            <text:list-item>
              <text:p text:style-name="P24">Application.java: Clase principal con la anotación <text:span text:style-name="T14">@SpringBootApplication</text:span>.</text:p>
            </text:list-item>
          </text:list>
        </text:list-item>
        <text:list-item>
          <text:p text:style-name="P24"><text:span text:style-name="T1">com.example.myapp.controller</text:span>:</text:p>
          <text:list>
            <text:list-item>
              <text:p text:style-name="P24">Controladores REST de la aplicación.</text:p>
            </text:list-item>
          </text:list>
        </text:list-item>
        <text:list-item>
          <text:p text:style-name="P24"><text:span text:style-name="T1">com.example.myapp.service</text:span>:</text:p>
          <text:list>
            <text:list-item>
              <text:p text:style-name="P24">Servicios de la aplicación.</text:p>
            </text:list-item>
          </text:list>
        </text:list-item>
        <text:list-item>
          <text:p text:style-name="P24"><text:span text:style-name="T1">com.example.myapp.repository</text:span>:</text:p>
          <text:list>
            <text:list-item>
              <text:p text:style-name="P24">Repositorios y acceso a datos.</text:p>
            </text:list-item>
          </text:list>
        </text:list-item>
        <text:list-item>
          <text:p text:style-name="P24"><text:span text:style-name="T1">com.example.myapp.model</text:span>:</text:p>
          <text:list>
            <text:list-item>
              <text:p text:style-name="P24">Clases que representan modelos de datos.</text:p>
            </text:list-item>
          </text:list>
        </text:list-item>
        <text:list-item>
          <text:p text:style-name="P24"><text:span text:style-name="T1">com.example.myapp.configuration</text:span>:</text:p>
          <text:list>
            <text:list-item>
              <text:p text:style-name="P25">Configuraciones personalizadas.</text:p>
            </text:list-item>
          </text:list>
        </text:list-item>
      </text:list>
      <text:p text:style-name="P26"/>
      <text:p text:style-name="P13">Ventajas de las Convenciones</text:p>
      <text:p text:style-name="P12"/>
      <text:list xml:id="list272747643" text:style-name="L9">
        <text:list-item>
          <text:p text:style-name="P28"><text:span text:style-name="T1">Organización Clara</text:span>: Facilita la organización del código y la separación de preocupaciones.</text:p>
        </text:list-item>
        <text:list-item>
          <text:p text:style-name="P28"><text:span text:style-name="T1">Facilita la Colaboración</text:span>: Los desarrolladores pueden entender la estructura de cualquier proyecto Spring Boot rápidamente si siguen estas convenciones.</text:p>
        </text:list-item>
        <text:list-item>
          <text:p text:style-name="P28"><text:span text:style-name="T1">Mantenimiento Eficiente</text:span>: Ayuda a mantener una base de código limpia y estructurada, facilitando futuras extensiones y modificaciones.</text:p>
        </text:list-item>
      </text:list>
      <text:p text:style-name="P12"/>
      <text:h text:style-name="P4" text:outline-level="2"/>
      <text:h text:style-name="P5" text:outline-level="2"><text:bookmark-start text:name="__RefHeading___Toc123_3128843355"/><text:s text:c="2"/>Módulo 3: Desarrollo de Microservicios con Spring Boot<text:bookmark-end text:name="__RefHeading___Toc123_3128843355"/></text:h>
      <text:p text:style-name="P12"/>
      <text:p text:style-name="P12"/>
      <text:h text:style-name="P8" text:outline-level="3"><text:bookmark-start text:name="__RefHeading___Toc125_3128843355"/>3.1: Diseño de Microservicios<text:bookmark-end text:name="__RefHeading___Toc125_3128843355"/></text:h>
      <text:p text:style-name="P12"/>
      <text:p text:style-name="P12"/>
      <text:p text:style-name="P12"/>
      <text:h text:style-name="P8" text:outline-level="3"><text:bookmark-start text:name="__RefHeading___Toc127_3128843355"/>3.2: Creación de un Microservicio con Spring Boot<text:bookmark-end text:name="__RefHeading___Toc127_3128843355"/></text:h>
      <text:p text:style-name="P12"/>
      <text:p text:style-name="P12"/>
      <text:p text:style-name="P12"/>
      <text:h text:style-name="P8" text:outline-level="3"><text:bookmark-start text:name="__RefHeading___Toc129_3128843355"/>3.3: Comunicación entre Microservicios<text:bookmark-end text:name="__RefHeading___Toc129_3128843355"/></text:h>
      <text:p text:style-name="P12"/>
      <text:p text:style-name="P12"/>
      <text:p text:style-name="P12"/>
      <text:p text:style-name="P12"/>
      <text:p text:style-name="P12"/>
      <text:p text:style-name="P12"/>
      <text:h text:style-name="P4" text:outline-level="2"/>
      <text:h text:style-name="P5" text:outline-level="2"><text:bookmark-start text:name="__RefHeading___Toc131_3128843355"/><text:s text:c="2"/>Módulo 4: Escalabilidad y Resiliencia<text:bookmark-end text:name="__RefHeading___Toc131_3128843355"/></text:h>
      <text:p text:style-name="P12"/>
      <text:p text:style-name="P12"/>
      <text:h text:style-name="P8" text:outline-level="3"><text:bookmark-start text:name="__RefHeading___Toc133_3128843355"/>4.1: Escalabilidad en Microservicios<text:bookmark-end text:name="__RefHeading___Toc133_3128843355"/></text:h>
      <text:p text:style-name="P12"/>
      <text:p text:style-name="P12"/>
      <text:p text:style-name="P12"/>
      <text:h text:style-name="P8" text:outline-level="3"><text:bookmark-start text:name="__RefHeading___Toc135_3128843355"/>4.2: Tolerancia a Fallos y Resiliencia<text:bookmark-end text:name="__RefHeading___Toc135_3128843355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" text:outline-level="2"/>
      <text:h text:style-name="P5" text:outline-level="2"><text:bookmark-start text:name="__RefHeading___Toc137_3128843355"/><text:s text:c="2"/>Módulo 5: Seguridad y Gestión<text:bookmark-end text:name="__RefHeading___Toc137_3128843355"/></text:h>
      <text:p text:style-name="P12"/>
      <text:p text:style-name="P12"/>
      <text:h text:style-name="P8" text:outline-level="3"><text:bookmark-start text:name="__RefHeading___Toc139_3128843355"/>5.1: Seguridad en Microservicios<text:bookmark-end text:name="__RefHeading___Toc139_3128843355"/></text:h>
      <text:p text:style-name="P12"/>
      <text:p text:style-name="P12"/>
      <text:p text:style-name="P12"/>
      <text:h text:style-name="P8" text:outline-level="3"><text:bookmark-start text:name="__RefHeading___Toc141_3128843355"/>5.2: Monitorización y Gestión de Microservicios<text:bookmark-end text:name="__RefHeading___Toc141_3128843355"/></text:h>
      <text:p text:style-name="P12"/>
      <text:p text:style-name="P12"/>
      <text:p text:style-name="P12"/>
      <text:p text:style-name="P12"/>
      <text:p text:style-name="P12"/>
      <text:p text:style-name="P12"/>
      <text:h text:style-name="P4" text:outline-level="2"/>
      <text:h text:style-name="P5" text:outline-level="2"><text:bookmark-start text:name="__RefHeading___Toc143_3128843355"/><text:s text:c="2"/>Módulo 6: Despliegue y Orquestación<text:bookmark-end text:name="__RefHeading___Toc143_3128843355"/></text:h>
      <text:p text:style-name="P12"/>
      <text:p text:style-name="P12"/>
      <text:h text:style-name="P8" text:outline-level="3"><text:bookmark-start text:name="__RefHeading___Toc145_3128843355"/>6.1: Despliegue de Microservicios<text:bookmark-end text:name="__RefHeading___Toc145_3128843355"/></text:h>
      <text:p text:style-name="P12"/>
      <text:p text:style-name="P12"/>
      <text:p text:style-name="P12"/>
      <text:h text:style-name="P8" text:outline-level="3"><text:bookmark-start text:name="__RefHeading___Toc147_3128843355"/>6.2: Orquestación de Microservicios<text:bookmark-end text:name="__RefHeading___Toc147_3128843355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" text:outline-level="2"/>
      <text:h text:style-name="P5" text:outline-level="2"><text:bookmark-start text:name="__RefHeading___Toc149_3128843355"/><text:s text:c="2"/>Módulo 7: Pruebas y TDD en Microservicios<text:bookmark-end text:name="__RefHeading___Toc149_3128843355"/></text:h>
      <text:p text:style-name="P12"/>
      <text:p text:style-name="P12"/>
      <text:h text:style-name="P8" text:outline-level="3"><text:bookmark-start text:name="__RefHeading___Toc151_3128843355"/>7.1: Estrategias de Pruebas en Microservicios<text:bookmark-end text:name="__RefHeading___Toc151_3128843355"/></text:h>
      <text:p text:style-name="P12"/>
      <text:p text:style-name="P12"/>
      <text:p text:style-name="P12"/>
      <text:h text:style-name="P8" text:outline-level="3"><text:bookmark-start text:name="__RefHeading___Toc153_3128843355"/>7.2: Desarrollo Guiado por Pruebas (TDD)<text:bookmark-end text:name="__RefHeading___Toc153_3128843355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" text:outline-level="2"/>
      <text:h text:style-name="P5" text:outline-level="2"><text:bookmark-start text:name="__RefHeading___Toc155_3128843355"/><text:s text:c="2"/>Módulo 8: Caso Práctico<text:bookmark-end text:name="__RefHeading___Toc155_3128843355"/></text:h>
      <text:p text:style-name="P12"/>
      <text:p text:style-name="P12"/>
      <text:h text:style-name="P8" text:outline-level="3"><text:bookmark-start text:name="__RefHeading___Toc157_3128843355"/>8.1: Desarrollo de una Aplicación Completa<text:bookmark-end text:name="__RefHeading___Toc157_3128843355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" text:outline-level="2"/>
      <text:h text:style-name="P5" text:outline-level="2"><text:bookmark-start text:name="__RefHeading___Toc159_3128843355"/><text:s text:c="2"/>Módulo 9: Consideraciones Finales y Recursos Adicionales<text:bookmark-end text:name="__RefHeading___Toc159_3128843355"/></text:h>
      <text:p text:style-name="P12"/>
      <text:p text:style-name="P12"/>
      <text:h text:style-name="P8" text:outline-level="3"><text:bookmark-start text:name="__RefHeading___Toc161_3128843355"/>9.1: Mejores Prácticas y Recomendaciones Finales<text:bookmark-end text:name="__RefHeading___Toc161_3128843355"/></text:h>
      <text:p text:style-name="P12"/>
      <text:p text:style-name="P12"/>
      <text:p text:style-name="P12"/>
      <text:h text:style-name="P8" text:outline-level="3"><text:bookmark-start text:name="__RefHeading___Toc163_3128843355"/>9.2: Recursos Adicionales<text:bookmark-end text:name="__RefHeading___Toc163_3128843355"/></text:h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khan" svg:font-family="Likhan" style:font-pitch="variable"/>
    <style:font-face style:name="Padauk" svg:font-family="Padauk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4T16:55:07.876672722</meta:creation-date>
    <dc:date>2023-10-04T18:23:28.324928409</dc:date>
    <meta:editing-duration>PT16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3" meta:paragraph-count="160" meta:word-count="1741" meta:character-count="12336" meta:non-whitespace-character-count="10762"/>
  </office:meta>
</office:document-meta>
</file>